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mart Battery Voltage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3" table:number-rows-spanned="1">
            <text:p>Hand Controller Voltage</text:p>
          </table:table-cell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Vfb</text:p>
          </table:table-cell>
          <table:table-cell table:style-name="Default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Vfb</text:p>
          </table:table-cell>
          <table:table-cell table:style-name="Default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Default" office:value-type="float" office:value="49900" calcext:value-type="float">
            <text:p>49900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style-name="Default" office:value-type="float" office:value="49900" calcext:value-type="float">
            <text:p>499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Default"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style-name="Default"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44200" calcext:value-type="float">
            <text:p>4.42E+004</text:p>
          </table:table-cell>
          <table:table-cell table:number-columns-repeated="2"/>
          <table:table-cell office:value-type="string" calcext:value-type="string">
            <text:p>R3</text:p>
          </table:table-cell>
          <table:table-cell table:style-name="ce2" office:value-type="float" office:value="43000" calcext:value-type="float">
            <text:p>4.30E+00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table:style-name="Default" office:value-type="string" calcext:value-type="string">
            <text:p>VDAC</text:p>
          </table:table-cell>
          <table:table-cell office:value-type="string" calcext:value-type="string">
            <text:p>Vout</text:p>
          </table:table-cell>
          <table:table-cell/>
          <table:table-cell office:value-type="string" calcext:value-type="string">
            <text:p>DAC</text:p>
          </table:table-cell>
          <table:table-cell table:style-name="Default" office:value-type="string" calcext:value-type="string">
            <text:p>VDAC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]/1024)*5" office:value-type="float" office:value="0" calcext:value-type="float">
            <text:p>0.00</text:p>
          </table:table-cell>
          <table:table-cell table:formula="of:=(([.$B$2]*[.$B$3])/[.$B$4])+((0.6*[.$B$3]-[.B8]*[.$B$3])/[.$B$5])+0.6" office:value-type="float" office:value="17.4611593493946" calcext:value-type="float">
            <text:p>17.4611593494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E8]/1024)*5" office:value-type="float" office:value="0" calcext:value-type="float">
            <text:p>0.00</text:p>
          </table:table-cell>
          <table:table-cell table:formula="of:=(([.$F$2]*[.$F$3])/[.$F$4])+((0.6*[.$F$3]-[.F8]*[.$F$3])/[.$F$5])+0.6" office:value-type="float" office:value="8.97320214669052" calcext:value-type="float">
            <text:p>8.97320214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9]/1024)*5" office:value-type="float" office:value="0.048828125" calcext:value-type="float">
            <text:p>0.05</text:p>
          </table:table-cell>
          <table:table-cell table:formula="of:=(([.$B$2]*[.$B$3])/[.$B$4])+((0.6*[.$B$3]-[.B9]*[.$B$3])/[.$B$5])+0.6" office:value-type="float" office:value="17.4060343847453" calcext:value-type="float">
            <text:p>17.406034384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E9]/1024)*5" office:value-type="float" office:value="0.048828125" calcext:value-type="float">
            <text:p>0.05</text:p>
          </table:table-cell>
          <table:table-cell table:formula="of:=(([.$F$2]*[.$F$3])/[.$F$4])+((0.6*[.$F$3]-[.F9]*[.$F$3])/[.$F$5])+0.6" office:value-type="float" office:value="8.91653881093471" calcext:value-type="float">
            <text:p>8.9165388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10]/1024)*5" office:value-type="float" office:value="0.09765625" calcext:value-type="float">
            <text:p>0.10</text:p>
          </table:table-cell>
          <table:table-cell table:formula="of:=(([.$B$2]*[.$B$3])/[.$B$4])+((0.6*[.$B$3]-[.B10]*[.$B$3])/[.$B$5])+0.6" office:value-type="float" office:value="17.350909420096" calcext:value-type="float">
            <text:p>17.350909420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E10]/1024)*5" office:value-type="float" office:value="0.09765625" calcext:value-type="float">
            <text:p>0.10</text:p>
          </table:table-cell>
          <table:table-cell table:formula="of:=(([.$F$2]*[.$F$3])/[.$F$4])+((0.6*[.$F$3]-[.F10]*[.$F$3])/[.$F$5])+0.6" office:value-type="float" office:value="8.85987547517889" calcext:value-type="float">
            <text:p>8.8598754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11]/1024)*5" office:value-type="float" office:value="0.146484375" calcext:value-type="float">
            <text:p>0.15</text:p>
          </table:table-cell>
          <table:table-cell table:formula="of:=(([.$B$2]*[.$B$3])/[.$B$4])+((0.6*[.$B$3]-[.B11]*[.$B$3])/[.$B$5])+0.6" office:value-type="float" office:value="17.2957844554467" calcext:value-type="float">
            <text:p>17.295784455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E11]/1024)*5" office:value-type="float" office:value="0.146484375" calcext:value-type="float">
            <text:p>0.15</text:p>
          </table:table-cell>
          <table:table-cell table:formula="of:=(([.$F$2]*[.$F$3])/[.$F$4])+((0.6*[.$F$3]-[.F11]*[.$F$3])/[.$F$5])+0.6" office:value-type="float" office:value="8.80321213942308" calcext:value-type="float">
            <text:p>8.80321213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12]/1024)*5" office:value-type="float" office:value="0.1953125" calcext:value-type="float">
            <text:p>0.20</text:p>
          </table:table-cell>
          <table:table-cell table:formula="of:=(([.$B$2]*[.$B$3])/[.$B$4])+((0.6*[.$B$3]-[.B12]*[.$B$3])/[.$B$5])+0.6" office:value-type="float" office:value="17.2406594907974" calcext:value-type="float">
            <text:p>17.240659490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[.E12]/1024)*5" office:value-type="float" office:value="0.1953125" calcext:value-type="float">
            <text:p>0.20</text:p>
          </table:table-cell>
          <table:table-cell table:formula="of:=(([.$F$2]*[.$F$3])/[.$F$4])+((0.6*[.$F$3]-[.F12]*[.$F$3])/[.$F$5])+0.6" office:value-type="float" office:value="8.74654880366726" calcext:value-type="float">
            <text:p>8.74654880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13]/1024)*5" office:value-type="float" office:value="0.244140625" calcext:value-type="float">
            <text:p>0.24</text:p>
          </table:table-cell>
          <table:table-cell table:formula="of:=(([.$B$2]*[.$B$3])/[.$B$4])+((0.6*[.$B$3]-[.B13]*[.$B$3])/[.$B$5])+0.6" office:value-type="float" office:value="17.185534526148" calcext:value-type="float">
            <text:p>17.185534526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[.E13]/1024)*5" office:value-type="float" office:value="0.244140625" calcext:value-type="float">
            <text:p>0.24</text:p>
          </table:table-cell>
          <table:table-cell table:formula="of:=(([.$F$2]*[.$F$3])/[.$F$4])+((0.6*[.$F$3]-[.F13]*[.$F$3])/[.$F$5])+0.6" office:value-type="float" office:value="8.68988546791145" calcext:value-type="float">
            <text:p>8.68988546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14]/1024)*5" office:value-type="float" office:value="0.29296875" calcext:value-type="float">
            <text:p>0.29</text:p>
          </table:table-cell>
          <table:table-cell table:formula="of:=(([.$B$2]*[.$B$3])/[.$B$4])+((0.6*[.$B$3]-[.B14]*[.$B$3])/[.$B$5])+0.6" office:value-type="float" office:value="17.1304095614987" calcext:value-type="float">
            <text:p>17.130409561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E14]/1024)*5" office:value-type="float" office:value="0.29296875" calcext:value-type="float">
            <text:p>0.29</text:p>
          </table:table-cell>
          <table:table-cell table:formula="of:=(([.$F$2]*[.$F$3])/[.$F$4])+((0.6*[.$F$3]-[.F14]*[.$F$3])/[.$F$5])+0.6" office:value-type="float" office:value="8.63322213215564" calcext:value-type="float">
            <text:p>8.63322213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15]/1024)*5" office:value-type="float" office:value="0.341796875" calcext:value-type="float">
            <text:p>0.34</text:p>
          </table:table-cell>
          <table:table-cell table:formula="of:=(([.$B$2]*[.$B$3])/[.$B$4])+((0.6*[.$B$3]-[.B15]*[.$B$3])/[.$B$5])+0.6" office:value-type="float" office:value="17.0752845968494" calcext:value-type="float">
            <text:p>17.075284596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([.E15]/1024)*5" office:value-type="float" office:value="0.341796875" calcext:value-type="float">
            <text:p>0.34</text:p>
          </table:table-cell>
          <table:table-cell table:formula="of:=(([.$F$2]*[.$F$3])/[.$F$4])+((0.6*[.$F$3]-[.F15]*[.$F$3])/[.$F$5])+0.6" office:value-type="float" office:value="8.57655879639982" calcext:value-type="float">
            <text:p>8.57655879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16]/1024)*5" office:value-type="float" office:value="0.390625" calcext:value-type="float">
            <text:p>0.39</text:p>
          </table:table-cell>
          <table:table-cell table:formula="of:=(([.$B$2]*[.$B$3])/[.$B$4])+((0.6*[.$B$3]-[.B16]*[.$B$3])/[.$B$5])+0.6" office:value-type="float" office:value="17.0201596322001" calcext:value-type="float">
            <text:p>17.020159632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([.E16]/1024)*5" office:value-type="float" office:value="0.390625" calcext:value-type="float">
            <text:p>0.39</text:p>
          </table:table-cell>
          <table:table-cell table:formula="of:=(([.$F$2]*[.$F$3])/[.$F$4])+((0.6*[.$F$3]-[.F16]*[.$F$3])/[.$F$5])+0.6" office:value-type="float" office:value="8.51989546064401" calcext:value-type="float">
            <text:p>8.51989546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17]/1024)*5" office:value-type="float" office:value="0.439453125" calcext:value-type="float">
            <text:p>0.44</text:p>
          </table:table-cell>
          <table:table-cell table:formula="of:=(([.$B$2]*[.$B$3])/[.$B$4])+((0.6*[.$B$3]-[.B17]*[.$B$3])/[.$B$5])+0.6" office:value-type="float" office:value="16.9650346675508" calcext:value-type="float">
            <text:p>16.965034667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([.E17]/1024)*5" office:value-type="float" office:value="0.439453125" calcext:value-type="float">
            <text:p>0.44</text:p>
          </table:table-cell>
          <table:table-cell table:formula="of:=(([.$F$2]*[.$F$3])/[.$F$4])+((0.6*[.$F$3]-[.F17]*[.$F$3])/[.$F$5])+0.6" office:value-type="float" office:value="8.46323212488819" calcext:value-type="float">
            <text:p>8.46323212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8]/1024)*5" office:value-type="float" office:value="0.48828125" calcext:value-type="float">
            <text:p>0.49</text:p>
          </table:table-cell>
          <table:table-cell table:formula="of:=(([.$B$2]*[.$B$3])/[.$B$4])+((0.6*[.$B$3]-[.B18]*[.$B$3])/[.$B$5])+0.6" office:value-type="float" office:value="16.9099097029014" calcext:value-type="float">
            <text:p>16.909909702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([.E18]/1024)*5" office:value-type="float" office:value="0.48828125" calcext:value-type="float">
            <text:p>0.49</text:p>
          </table:table-cell>
          <table:table-cell table:formula="of:=(([.$F$2]*[.$F$3])/[.$F$4])+((0.6*[.$F$3]-[.F18]*[.$F$3])/[.$F$5])+0.6" office:value-type="float" office:value="8.40656878913238" calcext:value-type="float">
            <text:p>8.40656878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9]/1024)*5" office:value-type="float" office:value="0.537109375" calcext:value-type="float">
            <text:p>0.54</text:p>
          </table:table-cell>
          <table:table-cell table:formula="of:=(([.$B$2]*[.$B$3])/[.$B$4])+((0.6*[.$B$3]-[.B19]*[.$B$3])/[.$B$5])+0.6" office:value-type="float" office:value="16.8547847382521" calcext:value-type="float">
            <text:p>16.8547847383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([.E19]/1024)*5" office:value-type="float" office:value="0.537109375" calcext:value-type="float">
            <text:p>0.54</text:p>
          </table:table-cell>
          <table:table-cell table:formula="of:=(([.$F$2]*[.$F$3])/[.$F$4])+((0.6*[.$F$3]-[.F19]*[.$F$3])/[.$F$5])+0.6" office:value-type="float" office:value="8.34990545337657" calcext:value-type="float">
            <text:p>8.34990545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20]/1024)*5" office:value-type="float" office:value="0.5859375" calcext:value-type="float">
            <text:p>0.59</text:p>
          </table:table-cell>
          <table:table-cell table:formula="of:=(([.$B$2]*[.$B$3])/[.$B$4])+((0.6*[.$B$3]-[.B20]*[.$B$3])/[.$B$5])+0.6" office:value-type="float" office:value="16.7996597736028" calcext:value-type="float">
            <text:p>16.799659773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([.E20]/1024)*5" office:value-type="float" office:value="0.5859375" calcext:value-type="float">
            <text:p>0.59</text:p>
          </table:table-cell>
          <table:table-cell table:formula="of:=(([.$F$2]*[.$F$3])/[.$F$4])+((0.6*[.$F$3]-[.F20]*[.$F$3])/[.$F$5])+0.6" office:value-type="float" office:value="8.29324211762075" calcext:value-type="float">
            <text:p>8.29324211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21]/1024)*5" office:value-type="float" office:value="0.634765625" calcext:value-type="float">
            <text:p>0.63</text:p>
          </table:table-cell>
          <table:table-cell table:formula="of:=(([.$B$2]*[.$B$3])/[.$B$4])+((0.6*[.$B$3]-[.B21]*[.$B$3])/[.$B$5])+0.6" office:value-type="float" office:value="16.7445348089535" calcext:value-type="float">
            <text:p>16.744534809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([.E21]/1024)*5" office:value-type="float" office:value="0.634765625" calcext:value-type="float">
            <text:p>0.63</text:p>
          </table:table-cell>
          <table:table-cell table:formula="of:=(([.$F$2]*[.$F$3])/[.$F$4])+((0.6*[.$F$3]-[.F21]*[.$F$3])/[.$F$5])+0.6" office:value-type="float" office:value="8.23657878186494" calcext:value-type="float">
            <text:p>8.23657878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A22]/1024)*5" office:value-type="float" office:value="0.68359375" calcext:value-type="float">
            <text:p>0.68</text:p>
          </table:table-cell>
          <table:table-cell table:formula="of:=(([.$B$2]*[.$B$3])/[.$B$4])+((0.6*[.$B$3]-[.B22]*[.$B$3])/[.$B$5])+0.6" office:value-type="float" office:value="16.6894098443041" calcext:value-type="float">
            <text:p>16.68940984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([.E22]/1024)*5" office:value-type="float" office:value="0.68359375" calcext:value-type="float">
            <text:p>0.68</text:p>
          </table:table-cell>
          <table:table-cell table:formula="of:=(([.$F$2]*[.$F$3])/[.$F$4])+((0.6*[.$F$3]-[.F22]*[.$F$3])/[.$F$5])+0.6" office:value-type="float" office:value="8.17991544610912" calcext:value-type="float">
            <text:p>8.17991544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23]/1024)*5" office:value-type="float" office:value="0.732421875" calcext:value-type="float">
            <text:p>0.73</text:p>
          </table:table-cell>
          <table:table-cell table:formula="of:=(([.$B$2]*[.$B$3])/[.$B$4])+((0.6*[.$B$3]-[.B23]*[.$B$3])/[.$B$5])+0.6" office:value-type="float" office:value="16.6342848796548" calcext:value-type="float">
            <text:p>16.63428487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([.E23]/1024)*5" office:value-type="float" office:value="0.732421875" calcext:value-type="float">
            <text:p>0.73</text:p>
          </table:table-cell>
          <table:table-cell table:formula="of:=(([.$F$2]*[.$F$3])/[.$F$4])+((0.6*[.$F$3]-[.F23]*[.$F$3])/[.$F$5])+0.6" office:value-type="float" office:value="8.12325211035331" calcext:value-type="float">
            <text:p>8.12325211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24]/1024)*5" office:value-type="float" office:value="0.78125" calcext:value-type="float">
            <text:p>0.78</text:p>
          </table:table-cell>
          <table:table-cell table:formula="of:=(([.$B$2]*[.$B$3])/[.$B$4])+((0.6*[.$B$3]-[.B24]*[.$B$3])/[.$B$5])+0.6" office:value-type="float" office:value="16.5791599150055" calcext:value-type="float">
            <text:p>16.579159915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([.E24]/1024)*5" office:value-type="float" office:value="0.78125" calcext:value-type="float">
            <text:p>0.78</text:p>
          </table:table-cell>
          <table:table-cell table:formula="of:=(([.$F$2]*[.$F$3])/[.$F$4])+((0.6*[.$F$3]-[.F24]*[.$F$3])/[.$F$5])+0.6" office:value-type="float" office:value="8.0665887745975" calcext:value-type="float">
            <text:p>8.06658877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25]/1024)*5" office:value-type="float" office:value="0.830078125" calcext:value-type="float">
            <text:p>0.83</text:p>
          </table:table-cell>
          <table:table-cell table:formula="of:=(([.$B$2]*[.$B$3])/[.$B$4])+((0.6*[.$B$3]-[.B25]*[.$B$3])/[.$B$5])+0.6" office:value-type="float" office:value="16.5240349503562" calcext:value-type="float">
            <text:p>16.5240349504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([.E25]/1024)*5" office:value-type="float" office:value="0.830078125" calcext:value-type="float">
            <text:p>0.83</text:p>
          </table:table-cell>
          <table:table-cell table:formula="of:=(([.$F$2]*[.$F$3])/[.$F$4])+((0.6*[.$F$3]-[.F25]*[.$F$3])/[.$F$5])+0.6" office:value-type="float" office:value="8.00992543884168" calcext:value-type="float">
            <text:p>8.00992543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A26]/1024)*5" office:value-type="float" office:value="0.87890625" calcext:value-type="float">
            <text:p>0.88</text:p>
          </table:table-cell>
          <table:table-cell table:formula="of:=(([.$B$2]*[.$B$3])/[.$B$4])+((0.6*[.$B$3]-[.B26]*[.$B$3])/[.$B$5])+0.6" office:value-type="float" office:value="16.4689099857069" calcext:value-type="float">
            <text:p>16.4689099857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([.E26]/1024)*5" office:value-type="float" office:value="0.87890625" calcext:value-type="float">
            <text:p>0.88</text:p>
          </table:table-cell>
          <table:table-cell table:formula="of:=(([.$F$2]*[.$F$3])/[.$F$4])+((0.6*[.$F$3]-[.F26]*[.$F$3])/[.$F$5])+0.6" office:value-type="float" office:value="7.95326210308587" calcext:value-type="float">
            <text:p>7.95326210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A27]/1024)*5" office:value-type="float" office:value="0.927734375" calcext:value-type="float">
            <text:p>0.93</text:p>
          </table:table-cell>
          <table:table-cell table:formula="of:=(([.$B$2]*[.$B$3])/[.$B$4])+((0.6*[.$B$3]-[.B27]*[.$B$3])/[.$B$5])+0.6" office:value-type="float" office:value="16.4137850210575" calcext:value-type="float">
            <text:p>16.4137850211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([.E27]/1024)*5" office:value-type="float" office:value="0.927734375" calcext:value-type="float">
            <text:p>0.93</text:p>
          </table:table-cell>
          <table:table-cell table:formula="of:=(([.$F$2]*[.$F$3])/[.$F$4])+((0.6*[.$F$3]-[.F27]*[.$F$3])/[.$F$5])+0.6" office:value-type="float" office:value="7.89659876733005" calcext:value-type="float">
            <text:p>7.89659876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28]/1024)*5" office:value-type="float" office:value="0.9765625" calcext:value-type="float">
            <text:p>0.98</text:p>
          </table:table-cell>
          <table:table-cell table:formula="of:=(([.$B$2]*[.$B$3])/[.$B$4])+((0.6*[.$B$3]-[.B28]*[.$B$3])/[.$B$5])+0.6" office:value-type="float" office:value="16.3586600564082" calcext:value-type="float">
            <text:p>16.358660056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E28]/1024)*5" office:value-type="float" office:value="0.9765625" calcext:value-type="float">
            <text:p>0.98</text:p>
          </table:table-cell>
          <table:table-cell table:formula="of:=(([.$F$2]*[.$F$3])/[.$F$4])+((0.6*[.$F$3]-[.F28]*[.$F$3])/[.$F$5])+0.6" office:value-type="float" office:value="7.83993543157424" calcext:value-type="float">
            <text:p>7.83993543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[.A29]/1024)*5" office:value-type="float" office:value="1.025390625" calcext:value-type="float">
            <text:p>1.03</text:p>
          </table:table-cell>
          <table:table-cell table:formula="of:=(([.$B$2]*[.$B$3])/[.$B$4])+((0.6*[.$B$3]-[.B29]*[.$B$3])/[.$B$5])+0.6" office:value-type="float" office:value="16.3035350917589" calcext:value-type="float">
            <text:p>16.3035350918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([.E29]/1024)*5" office:value-type="float" office:value="1.025390625" calcext:value-type="float">
            <text:p>1.03</text:p>
          </table:table-cell>
          <table:table-cell table:formula="of:=(([.$F$2]*[.$F$3])/[.$F$4])+((0.6*[.$F$3]-[.F29]*[.$F$3])/[.$F$5])+0.6" office:value-type="float" office:value="7.78327209581843" calcext:value-type="float">
            <text:p>7.78327209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30]/1024)*5" office:value-type="float" office:value="1.07421875" calcext:value-type="float">
            <text:p>1.07</text:p>
          </table:table-cell>
          <table:table-cell table:formula="of:=(([.$B$2]*[.$B$3])/[.$B$4])+((0.6*[.$B$3]-[.B30]*[.$B$3])/[.$B$5])+0.6" office:value-type="float" office:value="16.2484101271096" calcext:value-type="float">
            <text:p>16.248410127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([.E30]/1024)*5" office:value-type="float" office:value="1.07421875" calcext:value-type="float">
            <text:p>1.07</text:p>
          </table:table-cell>
          <table:table-cell table:formula="of:=(([.$F$2]*[.$F$3])/[.$F$4])+((0.6*[.$F$3]-[.F30]*[.$F$3])/[.$F$5])+0.6" office:value-type="float" office:value="7.72660876006261" calcext:value-type="float">
            <text:p>7.72660876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[.A31]/1024)*5" office:value-type="float" office:value="1.123046875" calcext:value-type="float">
            <text:p>1.12</text:p>
          </table:table-cell>
          <table:table-cell table:formula="of:=(([.$B$2]*[.$B$3])/[.$B$4])+((0.6*[.$B$3]-[.B31]*[.$B$3])/[.$B$5])+0.6" office:value-type="float" office:value="16.1932851624603" calcext:value-type="float">
            <text:p>16.1932851625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([.E31]/1024)*5" office:value-type="float" office:value="1.123046875" calcext:value-type="float">
            <text:p>1.12</text:p>
          </table:table-cell>
          <table:table-cell table:formula="of:=(([.$F$2]*[.$F$3])/[.$F$4])+((0.6*[.$F$3]-[.F31]*[.$F$3])/[.$F$5])+0.6" office:value-type="float" office:value="7.6699454243068" calcext:value-type="float">
            <text:p>7.6699454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32]/1024)*5" office:value-type="float" office:value="1.171875" calcext:value-type="float">
            <text:p>1.17</text:p>
          </table:table-cell>
          <table:table-cell table:formula="of:=(([.$B$2]*[.$B$3])/[.$B$4])+((0.6*[.$B$3]-[.B32]*[.$B$3])/[.$B$5])+0.6" office:value-type="float" office:value="16.1381601978109" calcext:value-type="float">
            <text:p>16.138160197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([.E32]/1024)*5" office:value-type="float" office:value="1.171875" calcext:value-type="float">
            <text:p>1.17</text:p>
          </table:table-cell>
          <table:table-cell table:formula="of:=(([.$F$2]*[.$F$3])/[.$F$4])+((0.6*[.$F$3]-[.F32]*[.$F$3])/[.$F$5])+0.6" office:value-type="float" office:value="7.61328208855099" calcext:value-type="float">
            <text:p>7.61328208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A33]/1024)*5" office:value-type="float" office:value="1.220703125" calcext:value-type="float">
            <text:p>1.22</text:p>
          </table:table-cell>
          <table:table-cell table:formula="of:=(([.$B$2]*[.$B$3])/[.$B$4])+((0.6*[.$B$3]-[.B33]*[.$B$3])/[.$B$5])+0.6" office:value-type="float" office:value="16.0830352331616" calcext:value-type="float">
            <text:p>16.083035233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([.E33]/1024)*5" office:value-type="float" office:value="1.220703125" calcext:value-type="float">
            <text:p>1.22</text:p>
          </table:table-cell>
          <table:table-cell table:formula="of:=(([.$F$2]*[.$F$3])/[.$F$4])+((0.6*[.$F$3]-[.F33]*[.$F$3])/[.$F$5])+0.6" office:value-type="float" office:value="7.55661875279517" calcext:value-type="float">
            <text:p>7.55661875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[.A34]/1024)*5" office:value-type="float" office:value="1.26953125" calcext:value-type="float">
            <text:p>1.27</text:p>
          </table:table-cell>
          <table:table-cell table:formula="of:=(([.$B$2]*[.$B$3])/[.$B$4])+((0.6*[.$B$3]-[.B34]*[.$B$3])/[.$B$5])+0.6" office:value-type="float" office:value="16.0279102685123" calcext:value-type="float">
            <text:p>16.0279102685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([.E34]/1024)*5" office:value-type="float" office:value="1.26953125" calcext:value-type="float">
            <text:p>1.27</text:p>
          </table:table-cell>
          <table:table-cell table:formula="of:=(([.$F$2]*[.$F$3])/[.$F$4])+((0.6*[.$F$3]-[.F34]*[.$F$3])/[.$F$5])+0.6" office:value-type="float" office:value="7.49995541703936" calcext:value-type="float">
            <text:p>7.4999554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[.A35]/1024)*5" office:value-type="float" office:value="1.318359375" calcext:value-type="float">
            <text:p>1.32</text:p>
          </table:table-cell>
          <table:table-cell table:formula="of:=(([.$B$2]*[.$B$3])/[.$B$4])+((0.6*[.$B$3]-[.B35]*[.$B$3])/[.$B$5])+0.6" office:value-type="float" office:value="15.972785303863" calcext:value-type="float">
            <text:p>15.972785303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([.E35]/1024)*5" office:value-type="float" office:value="1.318359375" calcext:value-type="float">
            <text:p>1.32</text:p>
          </table:table-cell>
          <table:table-cell table:formula="of:=(([.$F$2]*[.$F$3])/[.$F$4])+((0.6*[.$F$3]-[.F35]*[.$F$3])/[.$F$5])+0.6" office:value-type="float" office:value="7.44329208128354" calcext:value-type="float">
            <text:p>7.44329208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[.A36]/1024)*5" office:value-type="float" office:value="1.3671875" calcext:value-type="float">
            <text:p>1.37</text:p>
          </table:table-cell>
          <table:table-cell table:formula="of:=(([.$B$2]*[.$B$3])/[.$B$4])+((0.6*[.$B$3]-[.B36]*[.$B$3])/[.$B$5])+0.6" office:value-type="float" office:value="15.9176603392136" calcext:value-type="float">
            <text:p>15.917660339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([.E36]/1024)*5" office:value-type="float" office:value="1.3671875" calcext:value-type="float">
            <text:p>1.37</text:p>
          </table:table-cell>
          <table:table-cell table:formula="of:=(([.$F$2]*[.$F$3])/[.$F$4])+((0.6*[.$F$3]-[.F36]*[.$F$3])/[.$F$5])+0.6" office:value-type="float" office:value="7.38662874552773" calcext:value-type="float">
            <text:p>7.38662874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[.A37]/1024)*5" office:value-type="float" office:value="1.416015625" calcext:value-type="float">
            <text:p>1.42</text:p>
          </table:table-cell>
          <table:table-cell table:formula="of:=(([.$B$2]*[.$B$3])/[.$B$4])+((0.6*[.$B$3]-[.B37]*[.$B$3])/[.$B$5])+0.6" office:value-type="float" office:value="15.8625353745643" calcext:value-type="float">
            <text:p>15.8625353746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([.E37]/1024)*5" office:value-type="float" office:value="1.416015625" calcext:value-type="float">
            <text:p>1.42</text:p>
          </table:table-cell>
          <table:table-cell table:formula="of:=(([.$F$2]*[.$F$3])/[.$F$4])+((0.6*[.$F$3]-[.F37]*[.$F$3])/[.$F$5])+0.6" office:value-type="float" office:value="7.32996540977192" calcext:value-type="float">
            <text:p>7.32996540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A38]/1024)*5" office:value-type="float" office:value="1.46484375" calcext:value-type="float">
            <text:p>1.46</text:p>
          </table:table-cell>
          <table:table-cell table:formula="of:=(([.$B$2]*[.$B$3])/[.$B$4])+((0.6*[.$B$3]-[.B38]*[.$B$3])/[.$B$5])+0.6" office:value-type="float" office:value="15.807410409915" calcext:value-type="float">
            <text:p>15.8074104099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E38]/1024)*5" office:value-type="float" office:value="1.46484375" calcext:value-type="float">
            <text:p>1.46</text:p>
          </table:table-cell>
          <table:table-cell table:formula="of:=(([.$F$2]*[.$F$3])/[.$F$4])+((0.6*[.$F$3]-[.F38]*[.$F$3])/[.$F$5])+0.6" office:value-type="float" office:value="7.2733020740161" calcext:value-type="float">
            <text:p>7.2733020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[.A39]/1024)*5" office:value-type="float" office:value="1.513671875" calcext:value-type="float">
            <text:p>1.51</text:p>
          </table:table-cell>
          <table:table-cell table:formula="of:=(([.$B$2]*[.$B$3])/[.$B$4])+((0.6*[.$B$3]-[.B39]*[.$B$3])/[.$B$5])+0.6" office:value-type="float" office:value="15.7522854452657" calcext:value-type="float">
            <text:p>15.7522854453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([.E39]/1024)*5" office:value-type="float" office:value="1.513671875" calcext:value-type="float">
            <text:p>1.51</text:p>
          </table:table-cell>
          <table:table-cell table:formula="of:=(([.$F$2]*[.$F$3])/[.$F$4])+((0.6*[.$F$3]-[.F39]*[.$F$3])/[.$F$5])+0.6" office:value-type="float" office:value="7.21663873826029" calcext:value-type="float">
            <text:p>7.216638738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[.A40]/1024)*5" office:value-type="float" office:value="1.5625" calcext:value-type="float">
            <text:p>1.56</text:p>
          </table:table-cell>
          <table:table-cell table:formula="of:=(([.$B$2]*[.$B$3])/[.$B$4])+((0.6*[.$B$3]-[.B40]*[.$B$3])/[.$B$5])+0.6" office:value-type="float" office:value="15.6971604806164" calcext:value-type="float">
            <text:p>15.6971604806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([.E40]/1024)*5" office:value-type="float" office:value="1.5625" calcext:value-type="float">
            <text:p>1.56</text:p>
          </table:table-cell>
          <table:table-cell table:formula="of:=(([.$F$2]*[.$F$3])/[.$F$4])+((0.6*[.$F$3]-[.F40]*[.$F$3])/[.$F$5])+0.6" office:value-type="float" office:value="7.15997540250447" calcext:value-type="float">
            <text:p>7.15997540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[.A41]/1024)*5" office:value-type="float" office:value="1.611328125" calcext:value-type="float">
            <text:p>1.61</text:p>
          </table:table-cell>
          <table:table-cell table:formula="of:=(([.$B$2]*[.$B$3])/[.$B$4])+((0.6*[.$B$3]-[.B41]*[.$B$3])/[.$B$5])+0.6" office:value-type="float" office:value="15.642035515967" calcext:value-type="float">
            <text:p>15.642035516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([.E41]/1024)*5" office:value-type="float" office:value="1.611328125" calcext:value-type="float">
            <text:p>1.61</text:p>
          </table:table-cell>
          <table:table-cell table:formula="of:=(([.$F$2]*[.$F$3])/[.$F$4])+((0.6*[.$F$3]-[.F41]*[.$F$3])/[.$F$5])+0.6" office:value-type="float" office:value="7.10331206674866" calcext:value-type="float">
            <text:p>7.1033120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[.A42]/1024)*5" office:value-type="float" office:value="1.66015625" calcext:value-type="float">
            <text:p>1.66</text:p>
          </table:table-cell>
          <table:table-cell table:formula="of:=(([.$B$2]*[.$B$3])/[.$B$4])+((0.6*[.$B$3]-[.B42]*[.$B$3])/[.$B$5])+0.6" office:value-type="float" office:value="15.5869105513177" calcext:value-type="float">
            <text:p>15.5869105513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([.E42]/1024)*5" office:value-type="float" office:value="1.66015625" calcext:value-type="float">
            <text:p>1.66</text:p>
          </table:table-cell>
          <table:table-cell table:formula="of:=(([.$F$2]*[.$F$3])/[.$F$4])+((0.6*[.$F$3]-[.F42]*[.$F$3])/[.$F$5])+0.6" office:value-type="float" office:value="7.04664873099285" calcext:value-type="float">
            <text:p>7.0466487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[.A43]/1024)*5" office:value-type="float" office:value="1.708984375" calcext:value-type="float">
            <text:p>1.71</text:p>
          </table:table-cell>
          <table:table-cell table:formula="of:=(([.$B$2]*[.$B$3])/[.$B$4])+((0.6*[.$B$3]-[.B43]*[.$B$3])/[.$B$5])+0.6" office:value-type="float" office:value="15.5317855866684" calcext:value-type="float">
            <text:p>15.5317855867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([.E43]/1024)*5" office:value-type="float" office:value="1.708984375" calcext:value-type="float">
            <text:p>1.71</text:p>
          </table:table-cell>
          <table:table-cell table:formula="of:=(([.$F$2]*[.$F$3])/[.$F$4])+((0.6*[.$F$3]-[.F43]*[.$F$3])/[.$F$5])+0.6" office:value-type="float" office:value="6.98998539523703" calcext:value-type="float">
            <text:p>6.98998539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[.A44]/1024)*5" office:value-type="float" office:value="1.7578125" calcext:value-type="float">
            <text:p>1.76</text:p>
          </table:table-cell>
          <table:table-cell table:formula="of:=(([.$B$2]*[.$B$3])/[.$B$4])+((0.6*[.$B$3]-[.B44]*[.$B$3])/[.$B$5])+0.6" office:value-type="float" office:value="15.4766606220191" calcext:value-type="float">
            <text:p>15.476660622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([.E44]/1024)*5" office:value-type="float" office:value="1.7578125" calcext:value-type="float">
            <text:p>1.76</text:p>
          </table:table-cell>
          <table:table-cell table:formula="of:=(([.$F$2]*[.$F$3])/[.$F$4])+((0.6*[.$F$3]-[.F44]*[.$F$3])/[.$F$5])+0.6" office:value-type="float" office:value="6.93332205948122" calcext:value-type="float">
            <text:p>6.933322059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[.A45]/1024)*5" office:value-type="float" office:value="1.806640625" calcext:value-type="float">
            <text:p>1.81</text:p>
          </table:table-cell>
          <table:table-cell table:formula="of:=(([.$B$2]*[.$B$3])/[.$B$4])+((0.6*[.$B$3]-[.B45]*[.$B$3])/[.$B$5])+0.6" office:value-type="float" office:value="15.4215356573698" calcext:value-type="float">
            <text:p>15.421535657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([.E45]/1024)*5" office:value-type="float" office:value="1.806640625" calcext:value-type="float">
            <text:p>1.81</text:p>
          </table:table-cell>
          <table:table-cell table:formula="of:=(([.$F$2]*[.$F$3])/[.$F$4])+((0.6*[.$F$3]-[.F45]*[.$F$3])/[.$F$5])+0.6" office:value-type="float" office:value="6.8766587237254" calcext:value-type="float">
            <text:p>6.876658723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[.A46]/1024)*5" office:value-type="float" office:value="1.85546875" calcext:value-type="float">
            <text:p>1.86</text:p>
          </table:table-cell>
          <table:table-cell table:formula="of:=(([.$B$2]*[.$B$3])/[.$B$4])+((0.6*[.$B$3]-[.B46]*[.$B$3])/[.$B$5])+0.6" office:value-type="float" office:value="15.3664106927204" calcext:value-type="float">
            <text:p>15.3664106927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([.E46]/1024)*5" office:value-type="float" office:value="1.85546875" calcext:value-type="float">
            <text:p>1.86</text:p>
          </table:table-cell>
          <table:table-cell table:formula="of:=(([.$F$2]*[.$F$3])/[.$F$4])+((0.6*[.$F$3]-[.F46]*[.$F$3])/[.$F$5])+0.6" office:value-type="float" office:value="6.81999538796959" calcext:value-type="float">
            <text:p>6.81999538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[.A47]/1024)*5" office:value-type="float" office:value="1.904296875" calcext:value-type="float">
            <text:p>1.90</text:p>
          </table:table-cell>
          <table:table-cell table:formula="of:=(([.$B$2]*[.$B$3])/[.$B$4])+((0.6*[.$B$3]-[.B47]*[.$B$3])/[.$B$5])+0.6" office:value-type="float" office:value="15.3112857280711" calcext:value-type="float">
            <text:p>15.3112857281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([.E47]/1024)*5" office:value-type="float" office:value="1.904296875" calcext:value-type="float">
            <text:p>1.90</text:p>
          </table:table-cell>
          <table:table-cell table:formula="of:=(([.$F$2]*[.$F$3])/[.$F$4])+((0.6*[.$F$3]-[.F47]*[.$F$3])/[.$F$5])+0.6" office:value-type="float" office:value="6.76333205221378" calcext:value-type="float">
            <text:p>6.76333205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A48]/1024)*5" office:value-type="float" office:value="1.953125" calcext:value-type="float">
            <text:p>1.95</text:p>
          </table:table-cell>
          <table:table-cell table:formula="of:=(([.$B$2]*[.$B$3])/[.$B$4])+((0.6*[.$B$3]-[.B48]*[.$B$3])/[.$B$5])+0.6" office:value-type="float" office:value="15.2561607634218" calcext:value-type="float">
            <text:p>15.2561607634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([.E48]/1024)*5" office:value-type="float" office:value="1.953125" calcext:value-type="float">
            <text:p>1.95</text:p>
          </table:table-cell>
          <table:table-cell table:formula="of:=(([.$F$2]*[.$F$3])/[.$F$4])+((0.6*[.$F$3]-[.F48]*[.$F$3])/[.$F$5])+0.6" office:value-type="float" office:value="6.70666871645796" calcext:value-type="float">
            <text:p>6.706668716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[.A49]/1024)*5" office:value-type="float" office:value="2.001953125" calcext:value-type="float">
            <text:p>2.00</text:p>
          </table:table-cell>
          <table:table-cell table:formula="of:=(([.$B$2]*[.$B$3])/[.$B$4])+((0.6*[.$B$3]-[.B49]*[.$B$3])/[.$B$5])+0.6" office:value-type="float" office:value="15.2010357987725" calcext:value-type="float">
            <text:p>15.2010357988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([.E49]/1024)*5" office:value-type="float" office:value="2.001953125" calcext:value-type="float">
            <text:p>2.00</text:p>
          </table:table-cell>
          <table:table-cell table:formula="of:=(([.$F$2]*[.$F$3])/[.$F$4])+((0.6*[.$F$3]-[.F49]*[.$F$3])/[.$F$5])+0.6" office:value-type="float" office:value="6.65000538070215" calcext:value-type="float">
            <text:p>6.65000538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[.A50]/1024)*5" office:value-type="float" office:value="2.05078125" calcext:value-type="float">
            <text:p>2.05</text:p>
          </table:table-cell>
          <table:table-cell table:formula="of:=(([.$B$2]*[.$B$3])/[.$B$4])+((0.6*[.$B$3]-[.B50]*[.$B$3])/[.$B$5])+0.6" office:value-type="float" office:value="15.1459108341232" calcext:value-type="float">
            <text:p>15.1459108341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([.E50]/1024)*5" office:value-type="float" office:value="2.05078125" calcext:value-type="float">
            <text:p>2.05</text:p>
          </table:table-cell>
          <table:table-cell table:formula="of:=(([.$F$2]*[.$F$3])/[.$F$4])+((0.6*[.$F$3]-[.F50]*[.$F$3])/[.$F$5])+0.6" office:value-type="float" office:value="6.59334204494633" calcext:value-type="float">
            <text:p>6.593342044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[.A51]/1024)*5" office:value-type="float" office:value="2.099609375" calcext:value-type="float">
            <text:p>2.10</text:p>
          </table:table-cell>
          <table:table-cell table:formula="of:=(([.$B$2]*[.$B$3])/[.$B$4])+((0.6*[.$B$3]-[.B51]*[.$B$3])/[.$B$5])+0.6" office:value-type="float" office:value="15.0907858694738" calcext:value-type="float">
            <text:p>15.0907858695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([.E51]/1024)*5" office:value-type="float" office:value="2.099609375" calcext:value-type="float">
            <text:p>2.10</text:p>
          </table:table-cell>
          <table:table-cell table:formula="of:=(([.$F$2]*[.$F$3])/[.$F$4])+((0.6*[.$F$3]-[.F51]*[.$F$3])/[.$F$5])+0.6" office:value-type="float" office:value="6.53667870919052" calcext:value-type="float">
            <text:p>6.536678709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[.A52]/1024)*5" office:value-type="float" office:value="2.1484375" calcext:value-type="float">
            <text:p>2.15</text:p>
          </table:table-cell>
          <table:table-cell table:formula="of:=(([.$B$2]*[.$B$3])/[.$B$4])+((0.6*[.$B$3]-[.B52]*[.$B$3])/[.$B$5])+0.6" office:value-type="float" office:value="15.0356609048245" calcext:value-type="float">
            <text:p>15.035660904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([.E52]/1024)*5" office:value-type="float" office:value="2.1484375" calcext:value-type="float">
            <text:p>2.15</text:p>
          </table:table-cell>
          <table:table-cell table:formula="of:=(([.$F$2]*[.$F$3])/[.$F$4])+((0.6*[.$F$3]-[.F52]*[.$F$3])/[.$F$5])+0.6" office:value-type="float" office:value="6.48001537343471" calcext:value-type="float">
            <text:p>6.480015373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[.A53]/1024)*5" office:value-type="float" office:value="2.197265625" calcext:value-type="float">
            <text:p>2.20</text:p>
          </table:table-cell>
          <table:table-cell table:formula="of:=(([.$B$2]*[.$B$3])/[.$B$4])+((0.6*[.$B$3]-[.B53]*[.$B$3])/[.$B$5])+0.6" office:value-type="float" office:value="14.9805359401752" calcext:value-type="float">
            <text:p>14.9805359402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([.E53]/1024)*5" office:value-type="float" office:value="2.197265625" calcext:value-type="float">
            <text:p>2.20</text:p>
          </table:table-cell>
          <table:table-cell table:formula="of:=(([.$F$2]*[.$F$3])/[.$F$4])+((0.6*[.$F$3]-[.F53]*[.$F$3])/[.$F$5])+0.6" office:value-type="float" office:value="6.42335203767889" calcext:value-type="float">
            <text:p>6.423352037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[.A54]/1024)*5" office:value-type="float" office:value="2.24609375" calcext:value-type="float">
            <text:p>2.25</text:p>
          </table:table-cell>
          <table:table-cell table:formula="of:=(([.$B$2]*[.$B$3])/[.$B$4])+((0.6*[.$B$3]-[.B54]*[.$B$3])/[.$B$5])+0.6" office:value-type="float" office:value="14.9254109755259" calcext:value-type="float">
            <text:p>14.9254109755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([.E54]/1024)*5" office:value-type="float" office:value="2.24609375" calcext:value-type="float">
            <text:p>2.25</text:p>
          </table:table-cell>
          <table:table-cell table:formula="of:=(([.$F$2]*[.$F$3])/[.$F$4])+((0.6*[.$F$3]-[.F54]*[.$F$3])/[.$F$5])+0.6" office:value-type="float" office:value="6.36668870192308" calcext:value-type="float">
            <text:p>6.366688701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[.A55]/1024)*5" office:value-type="float" office:value="2.294921875" calcext:value-type="float">
            <text:p>2.29</text:p>
          </table:table-cell>
          <table:table-cell table:formula="of:=(([.$B$2]*[.$B$3])/[.$B$4])+((0.6*[.$B$3]-[.B55]*[.$B$3])/[.$B$5])+0.6" office:value-type="float" office:value="14.8702860108765" calcext:value-type="float">
            <text:p>14.8702860109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([.E55]/1024)*5" office:value-type="float" office:value="2.294921875" calcext:value-type="float">
            <text:p>2.29</text:p>
          </table:table-cell>
          <table:table-cell table:formula="of:=(([.$F$2]*[.$F$3])/[.$F$4])+((0.6*[.$F$3]-[.F55]*[.$F$3])/[.$F$5])+0.6" office:value-type="float" office:value="6.31002536616727" calcext:value-type="float">
            <text:p>6.310025366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A56]/1024)*5" office:value-type="float" office:value="2.34375" calcext:value-type="float">
            <text:p>2.34</text:p>
          </table:table-cell>
          <table:table-cell table:formula="of:=(([.$B$2]*[.$B$3])/[.$B$4])+((0.6*[.$B$3]-[.B56]*[.$B$3])/[.$B$5])+0.6" office:value-type="float" office:value="14.8151610462272" calcext:value-type="float">
            <text:p>14.8151610462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([.E56]/1024)*5" office:value-type="float" office:value="2.34375" calcext:value-type="float">
            <text:p>2.34</text:p>
          </table:table-cell>
          <table:table-cell table:formula="of:=(([.$F$2]*[.$F$3])/[.$F$4])+((0.6*[.$F$3]-[.F56]*[.$F$3])/[.$F$5])+0.6" office:value-type="float" office:value="6.25336203041145" calcext:value-type="float">
            <text:p>6.25336203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[.A57]/1024)*5" office:value-type="float" office:value="2.392578125" calcext:value-type="float">
            <text:p>2.39</text:p>
          </table:table-cell>
          <table:table-cell table:formula="of:=(([.$B$2]*[.$B$3])/[.$B$4])+((0.6*[.$B$3]-[.B57]*[.$B$3])/[.$B$5])+0.6" office:value-type="float" office:value="14.7600360815779" calcext:value-type="float">
            <text:p>14.7600360816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([.E57]/1024)*5" office:value-type="float" office:value="2.392578125" calcext:value-type="float">
            <text:p>2.39</text:p>
          </table:table-cell>
          <table:table-cell table:formula="of:=(([.$F$2]*[.$F$3])/[.$F$4])+((0.6*[.$F$3]-[.F57]*[.$F$3])/[.$F$5])+0.6" office:value-type="float" office:value="6.19669869465564" calcext:value-type="float">
            <text:p>6.19669869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A58]/1024)*5" office:value-type="float" office:value="2.44140625" calcext:value-type="float">
            <text:p>2.44</text:p>
          </table:table-cell>
          <table:table-cell table:formula="of:=(([.$B$2]*[.$B$3])/[.$B$4])+((0.6*[.$B$3]-[.B58]*[.$B$3])/[.$B$5])+0.6" office:value-type="float" office:value="14.7049111169286" calcext:value-type="float">
            <text:p>14.7049111169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([.E58]/1024)*5" office:value-type="float" office:value="2.44140625" calcext:value-type="float">
            <text:p>2.44</text:p>
          </table:table-cell>
          <table:table-cell table:formula="of:=(([.$F$2]*[.$F$3])/[.$F$4])+((0.6*[.$F$3]-[.F58]*[.$F$3])/[.$F$5])+0.6" office:value-type="float" office:value="6.14003535889982" calcext:value-type="float">
            <text:p>6.140035358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[.A59]/1024)*5" office:value-type="float" office:value="2.490234375" calcext:value-type="float">
            <text:p>2.49</text:p>
          </table:table-cell>
          <table:table-cell table:formula="of:=(([.$B$2]*[.$B$3])/[.$B$4])+((0.6*[.$B$3]-[.B59]*[.$B$3])/[.$B$5])+0.6" office:value-type="float" office:value="14.6497861522793" calcext:value-type="float">
            <text:p>14.6497861523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([.E59]/1024)*5" office:value-type="float" office:value="2.490234375" calcext:value-type="float">
            <text:p>2.49</text:p>
          </table:table-cell>
          <table:table-cell table:formula="of:=(([.$F$2]*[.$F$3])/[.$F$4])+((0.6*[.$F$3]-[.F59]*[.$F$3])/[.$F$5])+0.6" office:value-type="float" office:value="6.08337202314401" calcext:value-type="float">
            <text:p>6.083372023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[.A60]/1024)*5" office:value-type="float" office:value="2.5390625" calcext:value-type="float">
            <text:p>2.54</text:p>
          </table:table-cell>
          <table:table-cell table:formula="of:=(([.$B$2]*[.$B$3])/[.$B$4])+((0.6*[.$B$3]-[.B60]*[.$B$3])/[.$B$5])+0.6" office:value-type="float" office:value="14.5946611876299" calcext:value-type="float">
            <text:p>14.5946611876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([.E60]/1024)*5" office:value-type="float" office:value="2.5390625" calcext:value-type="float">
            <text:p>2.54</text:p>
          </table:table-cell>
          <table:table-cell table:formula="of:=(([.$F$2]*[.$F$3])/[.$F$4])+((0.6*[.$F$3]-[.F60]*[.$F$3])/[.$F$5])+0.6" office:value-type="float" office:value="6.02670868738819" calcext:value-type="float">
            <text:p>6.026708687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[.A61]/1024)*5" office:value-type="float" office:value="2.587890625" calcext:value-type="float">
            <text:p>2.59</text:p>
          </table:table-cell>
          <table:table-cell table:formula="of:=(([.$B$2]*[.$B$3])/[.$B$4])+((0.6*[.$B$3]-[.B61]*[.$B$3])/[.$B$5])+0.6" office:value-type="float" office:value="14.5395362229806" calcext:value-type="float">
            <text:p>14.539536223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([.E61]/1024)*5" office:value-type="float" office:value="2.587890625" calcext:value-type="float">
            <text:p>2.59</text:p>
          </table:table-cell>
          <table:table-cell table:formula="of:=(([.$F$2]*[.$F$3])/[.$F$4])+((0.6*[.$F$3]-[.F61]*[.$F$3])/[.$F$5])+0.6" office:value-type="float" office:value="5.97004535163238" calcext:value-type="float">
            <text:p>5.97004535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[.A62]/1024)*5" office:value-type="float" office:value="2.63671875" calcext:value-type="float">
            <text:p>2.64</text:p>
          </table:table-cell>
          <table:table-cell table:formula="of:=(([.$B$2]*[.$B$3])/[.$B$4])+((0.6*[.$B$3]-[.B62]*[.$B$3])/[.$B$5])+0.6" office:value-type="float" office:value="14.4844112583313" calcext:value-type="float">
            <text:p>14.4844112583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([.E62]/1024)*5" office:value-type="float" office:value="2.63671875" calcext:value-type="float">
            <text:p>2.64</text:p>
          </table:table-cell>
          <table:table-cell table:formula="of:=(([.$F$2]*[.$F$3])/[.$F$4])+((0.6*[.$F$3]-[.F62]*[.$F$3])/[.$F$5])+0.6" office:value-type="float" office:value="5.91338201587657" calcext:value-type="float">
            <text:p>5.91338201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[.A63]/1024)*5" office:value-type="float" office:value="2.685546875" calcext:value-type="float">
            <text:p>2.69</text:p>
          </table:table-cell>
          <table:table-cell table:formula="of:=(([.$B$2]*[.$B$3])/[.$B$4])+((0.6*[.$B$3]-[.B63]*[.$B$3])/[.$B$5])+0.6" office:value-type="float" office:value="14.429286293682" calcext:value-type="float">
            <text:p>14.4292862937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([.E63]/1024)*5" office:value-type="float" office:value="2.685546875" calcext:value-type="float">
            <text:p>2.69</text:p>
          </table:table-cell>
          <table:table-cell table:formula="of:=(([.$F$2]*[.$F$3])/[.$F$4])+((0.6*[.$F$3]-[.F63]*[.$F$3])/[.$F$5])+0.6" office:value-type="float" office:value="5.85671868012075" calcext:value-type="float">
            <text:p>5.85671868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A64]/1024)*5" office:value-type="float" office:value="2.734375" calcext:value-type="float">
            <text:p>2.73</text:p>
          </table:table-cell>
          <table:table-cell table:formula="of:=(([.$B$2]*[.$B$3])/[.$B$4])+((0.6*[.$B$3]-[.B64]*[.$B$3])/[.$B$5])+0.6" office:value-type="float" office:value="14.3741613290327" calcext:value-type="float">
            <text:p>14.374161329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([.E64]/1024)*5" office:value-type="float" office:value="2.734375" calcext:value-type="float">
            <text:p>2.73</text:p>
          </table:table-cell>
          <table:table-cell table:formula="of:=(([.$F$2]*[.$F$3])/[.$F$4])+((0.6*[.$F$3]-[.F64]*[.$F$3])/[.$F$5])+0.6" office:value-type="float" office:value="5.80005534436494" calcext:value-type="float">
            <text:p>5.80005534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[.A65]/1024)*5" office:value-type="float" office:value="2.783203125" calcext:value-type="float">
            <text:p>2.78</text:p>
          </table:table-cell>
          <table:table-cell table:formula="of:=(([.$B$2]*[.$B$3])/[.$B$4])+((0.6*[.$B$3]-[.B65]*[.$B$3])/[.$B$5])+0.6" office:value-type="float" office:value="14.3190363643833" calcext:value-type="float">
            <text:p>14.3190363644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([.E65]/1024)*5" office:value-type="float" office:value="2.783203125" calcext:value-type="float">
            <text:p>2.78</text:p>
          </table:table-cell>
          <table:table-cell table:formula="of:=(([.$F$2]*[.$F$3])/[.$F$4])+((0.6*[.$F$3]-[.F65]*[.$F$3])/[.$F$5])+0.6" office:value-type="float" office:value="5.74339200860912" calcext:value-type="float">
            <text:p>5.743392008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[.A66]/1024)*5" office:value-type="float" office:value="2.83203125" calcext:value-type="float">
            <text:p>2.83</text:p>
          </table:table-cell>
          <table:table-cell table:formula="of:=(([.$B$2]*[.$B$3])/[.$B$4])+((0.6*[.$B$3]-[.B66]*[.$B$3])/[.$B$5])+0.6" office:value-type="float" office:value="14.263911399734" calcext:value-type="float">
            <text:p>14.2639113997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([.E66]/1024)*5" office:value-type="float" office:value="2.83203125" calcext:value-type="float">
            <text:p>2.83</text:p>
          </table:table-cell>
          <table:table-cell table:formula="of:=(([.$F$2]*[.$F$3])/[.$F$4])+((0.6*[.$F$3]-[.F66]*[.$F$3])/[.$F$5])+0.6" office:value-type="float" office:value="5.68672867285331" calcext:value-type="float">
            <text:p>5.686728672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[.A67]/1024)*5" office:value-type="float" office:value="2.880859375" calcext:value-type="float">
            <text:p>2.88</text:p>
          </table:table-cell>
          <table:table-cell table:formula="of:=(([.$B$2]*[.$B$3])/[.$B$4])+((0.6*[.$B$3]-[.B67]*[.$B$3])/[.$B$5])+0.6" office:value-type="float" office:value="14.2087864350847" calcext:value-type="float">
            <text:p>14.208786435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([.E67]/1024)*5" office:value-type="float" office:value="2.880859375" calcext:value-type="float">
            <text:p>2.88</text:p>
          </table:table-cell>
          <table:table-cell table:formula="of:=(([.$F$2]*[.$F$3])/[.$F$4])+((0.6*[.$F$3]-[.F67]*[.$F$3])/[.$F$5])+0.6" office:value-type="float" office:value="5.6300653370975" calcext:value-type="float">
            <text:p>5.63006533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[.A68]/1024)*5" office:value-type="float" office:value="2.9296875" calcext:value-type="float">
            <text:p>2.93</text:p>
          </table:table-cell>
          <table:table-cell table:formula="of:=(([.$B$2]*[.$B$3])/[.$B$4])+((0.6*[.$B$3]-[.B68]*[.$B$3])/[.$B$5])+0.6" office:value-type="float" office:value="14.1536614704354" calcext:value-type="float">
            <text:p>14.15366147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([.E68]/1024)*5" office:value-type="float" office:value="2.9296875" calcext:value-type="float">
            <text:p>2.93</text:p>
          </table:table-cell>
          <table:table-cell table:formula="of:=(([.$F$2]*[.$F$3])/[.$F$4])+((0.6*[.$F$3]-[.F68]*[.$F$3])/[.$F$5])+0.6" office:value-type="float" office:value="5.57340200134168" calcext:value-type="float">
            <text:p>5.573402001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[.A69]/1024)*5" office:value-type="float" office:value="2.978515625" calcext:value-type="float">
            <text:p>2.98</text:p>
          </table:table-cell>
          <table:table-cell table:formula="of:=(([.$B$2]*[.$B$3])/[.$B$4])+((0.6*[.$B$3]-[.B69]*[.$B$3])/[.$B$5])+0.6" office:value-type="float" office:value="14.098536505786" calcext:value-type="float">
            <text:p>14.0985365058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([.E69]/1024)*5" office:value-type="float" office:value="2.978515625" calcext:value-type="float">
            <text:p>2.98</text:p>
          </table:table-cell>
          <table:table-cell table:formula="of:=(([.$F$2]*[.$F$3])/[.$F$4])+((0.6*[.$F$3]-[.F69]*[.$F$3])/[.$F$5])+0.6" office:value-type="float" office:value="5.51673866558587" calcext:value-type="float">
            <text:p>5.516738665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[.A70]/1024)*5" office:value-type="float" office:value="3.02734375" calcext:value-type="float">
            <text:p>3.03</text:p>
          </table:table-cell>
          <table:table-cell table:formula="of:=(([.$B$2]*[.$B$3])/[.$B$4])+((0.6*[.$B$3]-[.B70]*[.$B$3])/[.$B$5])+0.6" office:value-type="float" office:value="14.0434115411367" calcext:value-type="float">
            <text:p>14.0434115411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([.E70]/1024)*5" office:value-type="float" office:value="3.02734375" calcext:value-type="float">
            <text:p>3.03</text:p>
          </table:table-cell>
          <table:table-cell table:formula="of:=(([.$F$2]*[.$F$3])/[.$F$4])+((0.6*[.$F$3]-[.F70]*[.$F$3])/[.$F$5])+0.6" office:value-type="float" office:value="5.46007532983005" calcext:value-type="float">
            <text:p>5.460075329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[.A71]/1024)*5" office:value-type="float" office:value="3.076171875" calcext:value-type="float">
            <text:p>3.08</text:p>
          </table:table-cell>
          <table:table-cell table:formula="of:=(([.$B$2]*[.$B$3])/[.$B$4])+((0.6*[.$B$3]-[.B71]*[.$B$3])/[.$B$5])+0.6" office:value-type="float" office:value="13.9882865764874" calcext:value-type="float">
            <text:p>13.9882865765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([.E71]/1024)*5" office:value-type="float" office:value="3.076171875" calcext:value-type="float">
            <text:p>3.08</text:p>
          </table:table-cell>
          <table:table-cell table:formula="of:=(([.$F$2]*[.$F$3])/[.$F$4])+((0.6*[.$F$3]-[.F71]*[.$F$3])/[.$F$5])+0.6" office:value-type="float" office:value="5.40341199407424" calcext:value-type="float">
            <text:p>5.403411994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[.A72]/1024)*5" office:value-type="float" office:value="3.125" calcext:value-type="float">
            <text:p>3.13</text:p>
          </table:table-cell>
          <table:table-cell table:formula="of:=(([.$B$2]*[.$B$3])/[.$B$4])+((0.6*[.$B$3]-[.B72]*[.$B$3])/[.$B$5])+0.6" office:value-type="float" office:value="13.9331616118381" calcext:value-type="float">
            <text:p>13.9331616118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([.E72]/1024)*5" office:value-type="float" office:value="3.125" calcext:value-type="float">
            <text:p>3.13</text:p>
          </table:table-cell>
          <table:table-cell table:formula="of:=(([.$F$2]*[.$F$3])/[.$F$4])+((0.6*[.$F$3]-[.F72]*[.$F$3])/[.$F$5])+0.6" office:value-type="float" office:value="5.34674865831843" calcext:value-type="float">
            <text:p>5.346748658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[.A73]/1024)*5" office:value-type="float" office:value="3.173828125" calcext:value-type="float">
            <text:p>3.17</text:p>
          </table:table-cell>
          <table:table-cell table:formula="of:=(([.$B$2]*[.$B$3])/[.$B$4])+((0.6*[.$B$3]-[.B73]*[.$B$3])/[.$B$5])+0.6" office:value-type="float" office:value="13.8780366471888" calcext:value-type="float">
            <text:p>13.8780366472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([.E73]/1024)*5" office:value-type="float" office:value="3.173828125" calcext:value-type="float">
            <text:p>3.17</text:p>
          </table:table-cell>
          <table:table-cell table:formula="of:=(([.$F$2]*[.$F$3])/[.$F$4])+((0.6*[.$F$3]-[.F73]*[.$F$3])/[.$F$5])+0.6" office:value-type="float" office:value="5.29008532256261" calcext:value-type="float">
            <text:p>5.290085322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[.A74]/1024)*5" office:value-type="float" office:value="3.22265625" calcext:value-type="float">
            <text:p>3.22</text:p>
          </table:table-cell>
          <table:table-cell table:formula="of:=(([.$B$2]*[.$B$3])/[.$B$4])+((0.6*[.$B$3]-[.B74]*[.$B$3])/[.$B$5])+0.6" office:value-type="float" office:value="13.8229116825394" calcext:value-type="float">
            <text:p>13.8229116825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([.E74]/1024)*5" office:value-type="float" office:value="3.22265625" calcext:value-type="float">
            <text:p>3.22</text:p>
          </table:table-cell>
          <table:table-cell table:formula="of:=(([.$F$2]*[.$F$3])/[.$F$4])+((0.6*[.$F$3]-[.F74]*[.$F$3])/[.$F$5])+0.6" office:value-type="float" office:value="5.2334219868068" calcext:value-type="float">
            <text:p>5.233421986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[.A75]/1024)*5" office:value-type="float" office:value="3.271484375" calcext:value-type="float">
            <text:p>3.27</text:p>
          </table:table-cell>
          <table:table-cell table:formula="of:=(([.$B$2]*[.$B$3])/[.$B$4])+((0.6*[.$B$3]-[.B75]*[.$B$3])/[.$B$5])+0.6" office:value-type="float" office:value="13.7677867178901" calcext:value-type="float">
            <text:p>13.7677867179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([.E75]/1024)*5" office:value-type="float" office:value="3.271484375" calcext:value-type="float">
            <text:p>3.27</text:p>
          </table:table-cell>
          <table:table-cell table:formula="of:=(([.$F$2]*[.$F$3])/[.$F$4])+((0.6*[.$F$3]-[.F75]*[.$F$3])/[.$F$5])+0.6" office:value-type="float" office:value="5.17675865105099" calcext:value-type="float">
            <text:p>5.176758651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[.A76]/1024)*5" office:value-type="float" office:value="3.3203125" calcext:value-type="float">
            <text:p>3.32</text:p>
          </table:table-cell>
          <table:table-cell table:formula="of:=(([.$B$2]*[.$B$3])/[.$B$4])+((0.6*[.$B$3]-[.B76]*[.$B$3])/[.$B$5])+0.6" office:value-type="float" office:value="13.7126617532408" calcext:value-type="float">
            <text:p>13.7126617532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([.E76]/1024)*5" office:value-type="float" office:value="3.3203125" calcext:value-type="float">
            <text:p>3.32</text:p>
          </table:table-cell>
          <table:table-cell table:formula="of:=(([.$F$2]*[.$F$3])/[.$F$4])+((0.6*[.$F$3]-[.F76]*[.$F$3])/[.$F$5])+0.6" office:value-type="float" office:value="5.12009531529517" calcext:value-type="float">
            <text:p>5.120095315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[.A77]/1024)*5" office:value-type="float" office:value="3.369140625" calcext:value-type="float">
            <text:p>3.37</text:p>
          </table:table-cell>
          <table:table-cell table:formula="of:=(([.$B$2]*[.$B$3])/[.$B$4])+((0.6*[.$B$3]-[.B77]*[.$B$3])/[.$B$5])+0.6" office:value-type="float" office:value="13.6575367885915" calcext:value-type="float">
            <text:p>13.6575367886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([.E77]/1024)*5" office:value-type="float" office:value="3.369140625" calcext:value-type="float">
            <text:p>3.37</text:p>
          </table:table-cell>
          <table:table-cell table:formula="of:=(([.$F$2]*[.$F$3])/[.$F$4])+((0.6*[.$F$3]-[.F77]*[.$F$3])/[.$F$5])+0.6" office:value-type="float" office:value="5.06343197953936" calcext:value-type="float">
            <text:p>5.06343197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[.A78]/1024)*5" office:value-type="float" office:value="3.41796875" calcext:value-type="float">
            <text:p>3.42</text:p>
          </table:table-cell>
          <table:table-cell table:formula="of:=(([.$B$2]*[.$B$3])/[.$B$4])+((0.6*[.$B$3]-[.B78]*[.$B$3])/[.$B$5])+0.6" office:value-type="float" office:value="13.6024118239422" calcext:value-type="float">
            <text:p>13.6024118239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([.E78]/1024)*5" office:value-type="float" office:value="3.41796875" calcext:value-type="float">
            <text:p>3.42</text:p>
          </table:table-cell>
          <table:table-cell table:formula="of:=(([.$F$2]*[.$F$3])/[.$F$4])+((0.6*[.$F$3]-[.F78]*[.$F$3])/[.$F$5])+0.6" office:value-type="float" office:value="5.00676864378354" calcext:value-type="float">
            <text:p>5.006768643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[.A79]/1024)*5" office:value-type="float" office:value="3.466796875" calcext:value-type="float">
            <text:p>3.47</text:p>
          </table:table-cell>
          <table:table-cell table:formula="of:=(([.$B$2]*[.$B$3])/[.$B$4])+((0.6*[.$B$3]-[.B79]*[.$B$3])/[.$B$5])+0.6" office:value-type="float" office:value="13.5472868592928" calcext:value-type="float">
            <text:p>13.5472868593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([.E79]/1024)*5" office:value-type="float" office:value="3.466796875" calcext:value-type="float">
            <text:p>3.47</text:p>
          </table:table-cell>
          <table:table-cell table:formula="of:=(([.$F$2]*[.$F$3])/[.$F$4])+((0.6*[.$F$3]-[.F79]*[.$F$3])/[.$F$5])+0.6" office:value-type="float" office:value="4.95010530802773" calcext:value-type="float">
            <text:p>4.9501053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[.A80]/1024)*5" office:value-type="float" office:value="3.515625" calcext:value-type="float">
            <text:p>3.52</text:p>
          </table:table-cell>
          <table:table-cell table:formula="of:=(([.$B$2]*[.$B$3])/[.$B$4])+((0.6*[.$B$3]-[.B80]*[.$B$3])/[.$B$5])+0.6" office:value-type="float" office:value="13.4921618946435" calcext:value-type="float">
            <text:p>13.4921618946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([.E80]/1024)*5" office:value-type="float" office:value="3.515625" calcext:value-type="float">
            <text:p>3.52</text:p>
          </table:table-cell>
          <table:table-cell table:formula="of:=(([.$F$2]*[.$F$3])/[.$F$4])+((0.6*[.$F$3]-[.F80]*[.$F$3])/[.$F$5])+0.6" office:value-type="float" office:value="4.89344197227192" calcext:value-type="float">
            <text:p>4.893441972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[.A81]/1024)*5" office:value-type="float" office:value="3.564453125" calcext:value-type="float">
            <text:p>3.56</text:p>
          </table:table-cell>
          <table:table-cell table:formula="of:=(([.$B$2]*[.$B$3])/[.$B$4])+((0.6*[.$B$3]-[.B81]*[.$B$3])/[.$B$5])+0.6" office:value-type="float" office:value="13.4370369299942" calcext:value-type="float">
            <text:p>13.43703693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([.E81]/1024)*5" office:value-type="float" office:value="3.564453125" calcext:value-type="float">
            <text:p>3.56</text:p>
          </table:table-cell>
          <table:table-cell table:formula="of:=(([.$F$2]*[.$F$3])/[.$F$4])+((0.6*[.$F$3]-[.F81]*[.$F$3])/[.$F$5])+0.6" office:value-type="float" office:value="4.8367786365161" calcext:value-type="float">
            <text:p>4.836778636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[.A82]/1024)*5" office:value-type="float" office:value="3.61328125" calcext:value-type="float">
            <text:p>3.61</text:p>
          </table:table-cell>
          <table:table-cell table:formula="of:=(([.$B$2]*[.$B$3])/[.$B$4])+((0.6*[.$B$3]-[.B82]*[.$B$3])/[.$B$5])+0.6" office:value-type="float" office:value="13.3819119653449" calcext:value-type="float">
            <text:p>13.3819119653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([.E82]/1024)*5" office:value-type="float" office:value="3.61328125" calcext:value-type="float">
            <text:p>3.61</text:p>
          </table:table-cell>
          <table:table-cell table:formula="of:=(([.$F$2]*[.$F$3])/[.$F$4])+((0.6*[.$F$3]-[.F82]*[.$F$3])/[.$F$5])+0.6" office:value-type="float" office:value="4.78011530076029" calcext:value-type="float">
            <text:p>4.78011530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[.A83]/1024)*5" office:value-type="float" office:value="3.662109375" calcext:value-type="float">
            <text:p>3.66</text:p>
          </table:table-cell>
          <table:table-cell table:formula="of:=(([.$B$2]*[.$B$3])/[.$B$4])+((0.6*[.$B$3]-[.B83]*[.$B$3])/[.$B$5])+0.6" office:value-type="float" office:value="13.3267870006955" calcext:value-type="float">
            <text:p>13.3267870007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([.E83]/1024)*5" office:value-type="float" office:value="3.662109375" calcext:value-type="float">
            <text:p>3.66</text:p>
          </table:table-cell>
          <table:table-cell table:formula="of:=(([.$F$2]*[.$F$3])/[.$F$4])+((0.6*[.$F$3]-[.F83]*[.$F$3])/[.$F$5])+0.6" office:value-type="float" office:value="4.72345196500447" calcext:value-type="float">
            <text:p>4.72345196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[.A84]/1024)*5" office:value-type="float" office:value="3.7109375" calcext:value-type="float">
            <text:p>3.71</text:p>
          </table:table-cell>
          <table:table-cell table:formula="of:=(([.$B$2]*[.$B$3])/[.$B$4])+((0.6*[.$B$3]-[.B84]*[.$B$3])/[.$B$5])+0.6" office:value-type="float" office:value="13.2716620360462" calcext:value-type="float">
            <text:p>13.271662036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([.E84]/1024)*5" office:value-type="float" office:value="3.7109375" calcext:value-type="float">
            <text:p>3.71</text:p>
          </table:table-cell>
          <table:table-cell table:formula="of:=(([.$F$2]*[.$F$3])/[.$F$4])+((0.6*[.$F$3]-[.F84]*[.$F$3])/[.$F$5])+0.6" office:value-type="float" office:value="4.66678862924866" calcext:value-type="float">
            <text:p>4.666788629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[.A85]/1024)*5" office:value-type="float" office:value="3.759765625" calcext:value-type="float">
            <text:p>3.76</text:p>
          </table:table-cell>
          <table:table-cell table:formula="of:=(([.$B$2]*[.$B$3])/[.$B$4])+((0.6*[.$B$3]-[.B85]*[.$B$3])/[.$B$5])+0.6" office:value-type="float" office:value="13.2165370713969" calcext:value-type="float">
            <text:p>13.2165370714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([.E85]/1024)*5" office:value-type="float" office:value="3.759765625" calcext:value-type="float">
            <text:p>3.76</text:p>
          </table:table-cell>
          <table:table-cell table:formula="of:=(([.$F$2]*[.$F$3])/[.$F$4])+((0.6*[.$F$3]-[.F85]*[.$F$3])/[.$F$5])+0.6" office:value-type="float" office:value="4.61012529349285" calcext:value-type="float">
            <text:p>4.610125293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[.A86]/1024)*5" office:value-type="float" office:value="3.80859375" calcext:value-type="float">
            <text:p>3.81</text:p>
          </table:table-cell>
          <table:table-cell table:formula="of:=(([.$B$2]*[.$B$3])/[.$B$4])+((0.6*[.$B$3]-[.B86]*[.$B$3])/[.$B$5])+0.6" office:value-type="float" office:value="13.1614121067476" calcext:value-type="float">
            <text:p>13.1614121067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([.E86]/1024)*5" office:value-type="float" office:value="3.80859375" calcext:value-type="float">
            <text:p>3.81</text:p>
          </table:table-cell>
          <table:table-cell table:formula="of:=(([.$F$2]*[.$F$3])/[.$F$4])+((0.6*[.$F$3]-[.F86]*[.$F$3])/[.$F$5])+0.6" office:value-type="float" office:value="4.55346195773703" calcext:value-type="float">
            <text:p>4.553461957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[.A87]/1024)*5" office:value-type="float" office:value="3.857421875" calcext:value-type="float">
            <text:p>3.86</text:p>
          </table:table-cell>
          <table:table-cell table:formula="of:=(([.$B$2]*[.$B$3])/[.$B$4])+((0.6*[.$B$3]-[.B87]*[.$B$3])/[.$B$5])+0.6" office:value-type="float" office:value="13.1062871420983" calcext:value-type="float">
            <text:p>13.1062871421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([.E87]/1024)*5" office:value-type="float" office:value="3.857421875" calcext:value-type="float">
            <text:p>3.86</text:p>
          </table:table-cell>
          <table:table-cell table:formula="of:=(([.$F$2]*[.$F$3])/[.$F$4])+((0.6*[.$F$3]-[.F87]*[.$F$3])/[.$F$5])+0.6" office:value-type="float" office:value="4.49679862198122" calcext:value-type="float">
            <text:p>4.4967986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A88]/1024)*5" office:value-type="float" office:value="3.90625" calcext:value-type="float">
            <text:p>3.91</text:p>
          </table:table-cell>
          <table:table-cell table:formula="of:=(([.$B$2]*[.$B$3])/[.$B$4])+((0.6*[.$B$3]-[.B88]*[.$B$3])/[.$B$5])+0.6" office:value-type="float" office:value="13.0511621774489" calcext:value-type="float">
            <text:p>13.0511621774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([.E88]/1024)*5" office:value-type="float" office:value="3.90625" calcext:value-type="float">
            <text:p>3.91</text:p>
          </table:table-cell>
          <table:table-cell table:formula="of:=(([.$F$2]*[.$F$3])/[.$F$4])+((0.6*[.$F$3]-[.F88]*[.$F$3])/[.$F$5])+0.6" office:value-type="float" office:value="4.4401352862254" calcext:value-type="float">
            <text:p>4.440135286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[.A89]/1024)*5" office:value-type="float" office:value="3.955078125" calcext:value-type="float">
            <text:p>3.96</text:p>
          </table:table-cell>
          <table:table-cell table:formula="of:=(([.$B$2]*[.$B$3])/[.$B$4])+((0.6*[.$B$3]-[.B89]*[.$B$3])/[.$B$5])+0.6" office:value-type="float" office:value="12.9960372127996" calcext:value-type="float">
            <text:p>12.9960372128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([.E89]/1024)*5" office:value-type="float" office:value="3.955078125" calcext:value-type="float">
            <text:p>3.96</text:p>
          </table:table-cell>
          <table:table-cell table:formula="of:=(([.$F$2]*[.$F$3])/[.$F$4])+((0.6*[.$F$3]-[.F89]*[.$F$3])/[.$F$5])+0.6" office:value-type="float" office:value="4.38347195046959" calcext:value-type="float">
            <text:p>4.383471950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[.A90]/1024)*5" office:value-type="float" office:value="4.00390625" calcext:value-type="float">
            <text:p>4.00</text:p>
          </table:table-cell>
          <table:table-cell table:formula="of:=(([.$B$2]*[.$B$3])/[.$B$4])+((0.6*[.$B$3]-[.B90]*[.$B$3])/[.$B$5])+0.6" office:value-type="float" office:value="12.9409122481503" calcext:value-type="float">
            <text:p>12.9409122482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([.E90]/1024)*5" office:value-type="float" office:value="4.00390625" calcext:value-type="float">
            <text:p>4.00</text:p>
          </table:table-cell>
          <table:table-cell table:formula="of:=(([.$F$2]*[.$F$3])/[.$F$4])+((0.6*[.$F$3]-[.F90]*[.$F$3])/[.$F$5])+0.6" office:value-type="float" office:value="4.32680861471378" calcext:value-type="float">
            <text:p>4.326808614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[.A91]/1024)*5" office:value-type="float" office:value="4.052734375" calcext:value-type="float">
            <text:p>4.05</text:p>
          </table:table-cell>
          <table:table-cell table:formula="of:=(([.$B$2]*[.$B$3])/[.$B$4])+((0.6*[.$B$3]-[.B91]*[.$B$3])/[.$B$5])+0.6" office:value-type="float" office:value="12.885787283501" calcext:value-type="float">
            <text:p>12.8857872835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([.E91]/1024)*5" office:value-type="float" office:value="4.052734375" calcext:value-type="float">
            <text:p>4.05</text:p>
          </table:table-cell>
          <table:table-cell table:formula="of:=(([.$F$2]*[.$F$3])/[.$F$4])+((0.6*[.$F$3]-[.F91]*[.$F$3])/[.$F$5])+0.6" office:value-type="float" office:value="4.27014527895796" calcext:value-type="float">
            <text:p>4.27014527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[.A92]/1024)*5" office:value-type="float" office:value="4.1015625" calcext:value-type="float">
            <text:p>4.10</text:p>
          </table:table-cell>
          <table:table-cell table:formula="of:=(([.$B$2]*[.$B$3])/[.$B$4])+((0.6*[.$B$3]-[.B92]*[.$B$3])/[.$B$5])+0.6" office:value-type="float" office:value="12.8306623188517" calcext:value-type="float">
            <text:p>12.8306623189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([.E92]/1024)*5" office:value-type="float" office:value="4.1015625" calcext:value-type="float">
            <text:p>4.10</text:p>
          </table:table-cell>
          <table:table-cell table:formula="of:=(([.$F$2]*[.$F$3])/[.$F$4])+((0.6*[.$F$3]-[.F92]*[.$F$3])/[.$F$5])+0.6" office:value-type="float" office:value="4.21348194320215" calcext:value-type="float">
            <text:p>4.213481943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[.A93]/1024)*5" office:value-type="float" office:value="4.150390625" calcext:value-type="float">
            <text:p>4.15</text:p>
          </table:table-cell>
          <table:table-cell table:formula="of:=(([.$B$2]*[.$B$3])/[.$B$4])+((0.6*[.$B$3]-[.B93]*[.$B$3])/[.$B$5])+0.6" office:value-type="float" office:value="12.7755373542023" calcext:value-type="float">
            <text:p>12.7755373542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([.E93]/1024)*5" office:value-type="float" office:value="4.150390625" calcext:value-type="float">
            <text:p>4.15</text:p>
          </table:table-cell>
          <table:table-cell table:formula="of:=(([.$F$2]*[.$F$3])/[.$F$4])+((0.6*[.$F$3]-[.F93]*[.$F$3])/[.$F$5])+0.6" office:value-type="float" office:value="4.15681860744633" calcext:value-type="float">
            <text:p>4.156818607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[.A94]/1024)*5" office:value-type="float" office:value="4.19921875" calcext:value-type="float">
            <text:p>4.20</text:p>
          </table:table-cell>
          <table:table-cell table:formula="of:=(([.$B$2]*[.$B$3])/[.$B$4])+((0.6*[.$B$3]-[.B94]*[.$B$3])/[.$B$5])+0.6" office:value-type="float" office:value="12.720412389553" calcext:value-type="float">
            <text:p>12.720412389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([.E94]/1024)*5" office:value-type="float" office:value="4.19921875" calcext:value-type="float">
            <text:p>4.20</text:p>
          </table:table-cell>
          <table:table-cell table:formula="of:=(([.$F$2]*[.$F$3])/[.$F$4])+((0.6*[.$F$3]-[.F94]*[.$F$3])/[.$F$5])+0.6" office:value-type="float" office:value="4.10015527169052" calcext:value-type="float">
            <text:p>4.100155271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[.A95]/1024)*5" office:value-type="float" office:value="4.248046875" calcext:value-type="float">
            <text:p>4.25</text:p>
          </table:table-cell>
          <table:table-cell table:formula="of:=(([.$B$2]*[.$B$3])/[.$B$4])+((0.6*[.$B$3]-[.B95]*[.$B$3])/[.$B$5])+0.6" office:value-type="float" office:value="12.6652874249037" calcext:value-type="float">
            <text:p>12.6652874249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([.E95]/1024)*5" office:value-type="float" office:value="4.248046875" calcext:value-type="float">
            <text:p>4.25</text:p>
          </table:table-cell>
          <table:table-cell table:formula="of:=(([.$F$2]*[.$F$3])/[.$F$4])+((0.6*[.$F$3]-[.F95]*[.$F$3])/[.$F$5])+0.6" office:value-type="float" office:value="4.04349193593471" calcext:value-type="float">
            <text:p>4.043491935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[.A96]/1024)*5" office:value-type="float" office:value="4.296875" calcext:value-type="float">
            <text:p>4.30</text:p>
          </table:table-cell>
          <table:table-cell table:formula="of:=(([.$B$2]*[.$B$3])/[.$B$4])+((0.6*[.$B$3]-[.B96]*[.$B$3])/[.$B$5])+0.6" office:value-type="float" office:value="12.6101624602544" calcext:value-type="float">
            <text:p>12.6101624603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([.E96]/1024)*5" office:value-type="float" office:value="4.296875" calcext:value-type="float">
            <text:p>4.30</text:p>
          </table:table-cell>
          <table:table-cell table:formula="of:=(([.$F$2]*[.$F$3])/[.$F$4])+((0.6*[.$F$3]-[.F96]*[.$F$3])/[.$F$5])+0.6" office:value-type="float" office:value="3.98682860017889" calcext:value-type="float">
            <text:p>3.986828600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[.A97]/1024)*5" office:value-type="float" office:value="4.345703125" calcext:value-type="float">
            <text:p>4.35</text:p>
          </table:table-cell>
          <table:table-cell table:formula="of:=(([.$B$2]*[.$B$3])/[.$B$4])+((0.6*[.$B$3]-[.B97]*[.$B$3])/[.$B$5])+0.6" office:value-type="float" office:value="12.5550374956051" calcext:value-type="float">
            <text:p>12.5550374956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([.E97]/1024)*5" office:value-type="float" office:value="4.345703125" calcext:value-type="float">
            <text:p>4.35</text:p>
          </table:table-cell>
          <table:table-cell table:formula="of:=(([.$F$2]*[.$F$3])/[.$F$4])+((0.6*[.$F$3]-[.F97]*[.$F$3])/[.$F$5])+0.6" office:value-type="float" office:value="3.93016526442308" calcext:value-type="float">
            <text:p>3.93016526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[.A98]/1024)*5" office:value-type="float" office:value="4.39453125" calcext:value-type="float">
            <text:p>4.39</text:p>
          </table:table-cell>
          <table:table-cell table:formula="of:=(([.$B$2]*[.$B$3])/[.$B$4])+((0.6*[.$B$3]-[.B98]*[.$B$3])/[.$B$5])+0.6" office:value-type="float" office:value="12.4999125309557" calcext:value-type="float">
            <text:p>12.499912531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([.E98]/1024)*5" office:value-type="float" office:value="4.39453125" calcext:value-type="float">
            <text:p>4.39</text:p>
          </table:table-cell>
          <table:table-cell table:formula="of:=(([.$F$2]*[.$F$3])/[.$F$4])+((0.6*[.$F$3]-[.F98]*[.$F$3])/[.$F$5])+0.6" office:value-type="float" office:value="3.87350192866726" calcext:value-type="float">
            <text:p>3.873501928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[.A99]/1024)*5" office:value-type="float" office:value="4.443359375" calcext:value-type="float">
            <text:p>4.44</text:p>
          </table:table-cell>
          <table:table-cell table:formula="of:=(([.$B$2]*[.$B$3])/[.$B$4])+((0.6*[.$B$3]-[.B99]*[.$B$3])/[.$B$5])+0.6" office:value-type="float" office:value="12.4447875663064" calcext:value-type="float">
            <text:p>12.4447875663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([.E99]/1024)*5" office:value-type="float" office:value="4.443359375" calcext:value-type="float">
            <text:p>4.44</text:p>
          </table:table-cell>
          <table:table-cell table:formula="of:=(([.$F$2]*[.$F$3])/[.$F$4])+((0.6*[.$F$3]-[.F99]*[.$F$3])/[.$F$5])+0.6" office:value-type="float" office:value="3.81683859291145" calcext:value-type="float">
            <text:p>3.816838592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[.A100]/1024)*5" office:value-type="float" office:value="4.4921875" calcext:value-type="float">
            <text:p>4.49</text:p>
          </table:table-cell>
          <table:table-cell table:formula="of:=(([.$B$2]*[.$B$3])/[.$B$4])+((0.6*[.$B$3]-[.B100]*[.$B$3])/[.$B$5])+0.6" office:value-type="float" office:value="12.3896626016571" calcext:value-type="float">
            <text:p>12.3896626017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([.E100]/1024)*5" office:value-type="float" office:value="4.4921875" calcext:value-type="float">
            <text:p>4.49</text:p>
          </table:table-cell>
          <table:table-cell table:formula="of:=(([.$F$2]*[.$F$3])/[.$F$4])+((0.6*[.$F$3]-[.F100]*[.$F$3])/[.$F$5])+0.6" office:value-type="float" office:value="3.76017525715564" calcext:value-type="float">
            <text:p>3.760175257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[.A101]/1024)*5" office:value-type="float" office:value="4.541015625" calcext:value-type="float">
            <text:p>4.54</text:p>
          </table:table-cell>
          <table:table-cell table:formula="of:=(([.$B$2]*[.$B$3])/[.$B$4])+((0.6*[.$B$3]-[.B101]*[.$B$3])/[.$B$5])+0.6" office:value-type="float" office:value="12.3345376370078" calcext:value-type="float">
            <text:p>12.334537637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([.E101]/1024)*5" office:value-type="float" office:value="4.541015625" calcext:value-type="float">
            <text:p>4.54</text:p>
          </table:table-cell>
          <table:table-cell table:formula="of:=(([.$F$2]*[.$F$3])/[.$F$4])+((0.6*[.$F$3]-[.F101]*[.$F$3])/[.$F$5])+0.6" office:value-type="float" office:value="3.70351192139982" calcext:value-type="float">
            <text:p>3.703511921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[.A102]/1024)*5" office:value-type="float" office:value="4.58984375" calcext:value-type="float">
            <text:p>4.59</text:p>
          </table:table-cell>
          <table:table-cell table:formula="of:=(([.$B$2]*[.$B$3])/[.$B$4])+((0.6*[.$B$3]-[.B102]*[.$B$3])/[.$B$5])+0.6" office:value-type="float" office:value="12.2794126723584" calcext:value-type="float">
            <text:p>12.2794126724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([.E102]/1024)*5" office:value-type="float" office:value="4.58984375" calcext:value-type="float">
            <text:p>4.59</text:p>
          </table:table-cell>
          <table:table-cell table:formula="of:=(([.$F$2]*[.$F$3])/[.$F$4])+((0.6*[.$F$3]-[.F102]*[.$F$3])/[.$F$5])+0.6" office:value-type="float" office:value="3.64684858564401" calcext:value-type="float">
            <text:p>3.646848585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[.A103]/1024)*5" office:value-type="float" office:value="4.638671875" calcext:value-type="float">
            <text:p>4.64</text:p>
          </table:table-cell>
          <table:table-cell table:formula="of:=(([.$B$2]*[.$B$3])/[.$B$4])+((0.6*[.$B$3]-[.B103]*[.$B$3])/[.$B$5])+0.6" office:value-type="float" office:value="12.2242877077091" calcext:value-type="float">
            <text:p>12.2242877077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([.E103]/1024)*5" office:value-type="float" office:value="4.638671875" calcext:value-type="float">
            <text:p>4.64</text:p>
          </table:table-cell>
          <table:table-cell table:formula="of:=(([.$F$2]*[.$F$3])/[.$F$4])+((0.6*[.$F$3]-[.F103]*[.$F$3])/[.$F$5])+0.6" office:value-type="float" office:value="3.59018524988819" calcext:value-type="float">
            <text:p>3.590185249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[.A104]/1024)*5" office:value-type="float" office:value="4.6875" calcext:value-type="float">
            <text:p>4.69</text:p>
          </table:table-cell>
          <table:table-cell table:formula="of:=(([.$B$2]*[.$B$3])/[.$B$4])+((0.6*[.$B$3]-[.B104]*[.$B$3])/[.$B$5])+0.6" office:value-type="float" office:value="12.1691627430598" calcext:value-type="float">
            <text:p>12.1691627431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([.E104]/1024)*5" office:value-type="float" office:value="4.6875" calcext:value-type="float">
            <text:p>4.69</text:p>
          </table:table-cell>
          <table:table-cell table:formula="of:=(([.$F$2]*[.$F$3])/[.$F$4])+((0.6*[.$F$3]-[.F104]*[.$F$3])/[.$F$5])+0.6" office:value-type="float" office:value="3.53352191413238" calcext:value-type="float">
            <text:p>3.533521914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[.A105]/1024)*5" office:value-type="float" office:value="4.736328125" calcext:value-type="float">
            <text:p>4.74</text:p>
          </table:table-cell>
          <table:table-cell table:formula="of:=(([.$B$2]*[.$B$3])/[.$B$4])+((0.6*[.$B$3]-[.B105]*[.$B$3])/[.$B$5])+0.6" office:value-type="float" office:value="12.1140377784105" calcext:value-type="float">
            <text:p>12.1140377784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([.E105]/1024)*5" office:value-type="float" office:value="4.736328125" calcext:value-type="float">
            <text:p>4.74</text:p>
          </table:table-cell>
          <table:table-cell table:formula="of:=(([.$F$2]*[.$F$3])/[.$F$4])+((0.6*[.$F$3]-[.F105]*[.$F$3])/[.$F$5])+0.6" office:value-type="float" office:value="3.47685857837657" calcext:value-type="float">
            <text:p>3.476858578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[.A106]/1024)*5" office:value-type="float" office:value="4.78515625" calcext:value-type="float">
            <text:p>4.79</text:p>
          </table:table-cell>
          <table:table-cell table:formula="of:=(([.$B$2]*[.$B$3])/[.$B$4])+((0.6*[.$B$3]-[.B106]*[.$B$3])/[.$B$5])+0.6" office:value-type="float" office:value="12.0589128137612" calcext:value-type="float">
            <text:p>12.0589128138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([.E106]/1024)*5" office:value-type="float" office:value="4.78515625" calcext:value-type="float">
            <text:p>4.79</text:p>
          </table:table-cell>
          <table:table-cell table:formula="of:=(([.$F$2]*[.$F$3])/[.$F$4])+((0.6*[.$F$3]-[.F106]*[.$F$3])/[.$F$5])+0.6" office:value-type="float" office:value="3.42019524262075" calcext:value-type="float">
            <text:p>3.420195242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[.A107]/1024)*5" office:value-type="float" office:value="4.833984375" calcext:value-type="float">
            <text:p>4.83</text:p>
          </table:table-cell>
          <table:table-cell table:formula="of:=(([.$B$2]*[.$B$3])/[.$B$4])+((0.6*[.$B$3]-[.B107]*[.$B$3])/[.$B$5])+0.6" office:value-type="float" office:value="12.0037878491118" calcext:value-type="float">
            <text:p>12.0037878491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([.E107]/1024)*5" office:value-type="float" office:value="4.833984375" calcext:value-type="float">
            <text:p>4.83</text:p>
          </table:table-cell>
          <table:table-cell table:formula="of:=(([.$F$2]*[.$F$3])/[.$F$4])+((0.6*[.$F$3]-[.F107]*[.$F$3])/[.$F$5])+0.6" office:value-type="float" office:value="3.36353190686494" calcext:value-type="float">
            <text:p>3.36353190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A108]/1024)*5" office:value-type="float" office:value="4.8828125" calcext:value-type="float">
            <text:p>4.88</text:p>
          </table:table-cell>
          <table:table-cell table:formula="of:=(([.$B$2]*[.$B$3])/[.$B$4])+((0.6*[.$B$3]-[.B108]*[.$B$3])/[.$B$5])+0.6" office:value-type="float" office:value="11.9486628844625" calcext:value-type="float">
            <text:p>11.948662884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([.E108]/1024)*5" office:value-type="float" office:value="4.8828125" calcext:value-type="float">
            <text:p>4.88</text:p>
          </table:table-cell>
          <table:table-cell table:formula="of:=(([.$F$2]*[.$F$3])/[.$F$4])+((0.6*[.$F$3]-[.F108]*[.$F$3])/[.$F$5])+0.6" office:value-type="float" office:value="3.30686857110912" calcext:value-type="float">
            <text:p>3.306868571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([.A109]/1024)*5" office:value-type="float" office:value="4.931640625" calcext:value-type="float">
            <text:p>4.93</text:p>
          </table:table-cell>
          <table:table-cell table:formula="of:=(([.$B$2]*[.$B$3])/[.$B$4])+((0.6*[.$B$3]-[.B109]*[.$B$3])/[.$B$5])+0.6" office:value-type="float" office:value="11.8935379198132" calcext:value-type="float">
            <text:p>11.8935379198</text:p>
          </table:table-cell>
          <table:table-cell/>
          <table:table-cell office:value-type="float" office:value="1010" calcext:value-type="float">
            <text:p>1010</text:p>
          </table:table-cell>
          <table:table-cell table:formula="of:=([.E109]/1024)*5" office:value-type="float" office:value="4.931640625" calcext:value-type="float">
            <text:p>4.93</text:p>
          </table:table-cell>
          <table:table-cell table:formula="of:=(([.$F$2]*[.$F$3])/[.$F$4])+((0.6*[.$F$3]-[.F109]*[.$F$3])/[.$F$5])+0.6" office:value-type="float" office:value="3.25020523535331" calcext:value-type="float">
            <text:p>3.250205235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([.A110]/1024)*5" office:value-type="float" office:value="4.98046875" calcext:value-type="float">
            <text:p>4.98</text:p>
          </table:table-cell>
          <table:table-cell table:formula="of:=(([.$B$2]*[.$B$3])/[.$B$4])+((0.6*[.$B$3]-[.B110]*[.$B$3])/[.$B$5])+0.6" office:value-type="float" office:value="11.8384129551639" calcext:value-type="float">
            <text:p>11.8384129552</text:p>
          </table:table-cell>
          <table:table-cell/>
          <table:table-cell office:value-type="float" office:value="1020" calcext:value-type="float">
            <text:p>1020</text:p>
          </table:table-cell>
          <table:table-cell table:formula="of:=([.E110]/1024)*5" office:value-type="float" office:value="4.98046875" calcext:value-type="float">
            <text:p>4.98</text:p>
          </table:table-cell>
          <table:table-cell table:formula="of:=(([.$F$2]*[.$F$3])/[.$F$4])+((0.6*[.$F$3]-[.F110]*[.$F$3])/[.$F$5])+0.6" office:value-type="float" office:value="3.1935418995975" calcext:value-type="float">
            <text:p>3.1935418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20:26:23.878636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7:07:50.011959813</meta:creation-date>
    <dc:date>2016-04-20T20:27:19.080151966</dc:date>
    <meta:editing-duration>PT5H24M34S</meta:editing-duration>
    <meta:editing-cycles>4</meta:editing-cycles>
    <meta:generator>LibreOffice/5.0.5.2$Linux_X86_64 LibreOffice_project/00m0$Build-2</meta:generator>
    <meta:document-statistic meta:table-count="1" meta:cell-count="642" meta:object-count="0"/>
  </office:meta>
</office:document-meta>
</file>